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libri" svg:font-family="Callibr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libri" fo:font-size="11pt" style:font-size-asian="11pt" style:font-size-complex="11pt"/>
    </style:style>
    <style:style style:name="P2" style:family="paragraph" style:parent-style-name="Standard">
      <style:text-properties style:font-name="Callibri" fo:font-size="16pt" style:font-size-asian="16pt" style:font-size-complex="16pt"/>
    </style:style>
    <style:style style:name="T1" style:family="text">
      <style:text-properties style:text-underline-style="none"/>
    </style:style>
    <style:style style:name="T2" style:family="text">
      <style:text-properties fo:font-weight="bold" style:font-weight-asian="bold" style:font-weight-complex="bol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5. Vergleich</text:span></text:p>
      <text:p text:style-name="P1">Nachdem wir die einezelnen Ansätze im Detail ausgearbeitet haben, folgt nun der Vergeich dieser unter den verschieden bereits anlaysierten Aspekten. </text:p>
      <text:p text:style-name="P1">Besonders die Spielstärke spielt eine wichtige Rollen, da diese deutlich macht, wie gut das Problem gelöst wurde. Wir haben sowohl beim MiniMax-Algorithmus als auch beim Neuronalen Netz festlellen können, dass der Rechenausfwand mit der Spielstärke zusammenhängt. <text:s/>Jedoch lässt sich eine zentraler Unterschied bei dem Zeitpunkt und der Art der Rechenaufwands feststellen. Beim MiniMax entstehen dieser vor jedem Spielzug, dadurch entsteht eine Verzögerung während des Spiels. Es wird somit nach jedem Zug nur ein Teil des ganzen Problem gelöst. Beim Neuronalen Netzwerk entsteht der Rechenaufwand durch das sogenannte Lernen des Netzes. Dabei entsteht aber keine Verzögerung während des eigentlichen Spiels, sondern es muss vorher eine sehr große Anzahl an Spielen gespielt werden. Der Vorgang der Lösungfindung findet also grundsätzlich über einen größeren Zeitraum statt. </text:p>
      <text:p text:style-name="P1">Es lässt sich aber trotzdem sagen, dasss derzeitliche Aspekt abhängig von der Spielstärke und der Rechenleistung der Cpu ist. Das gilt grundsätzlich für jeden Ansatz. Ein extremes Beispiel dafür ist der Datenbank Ansatz. </text:p>
      <text:p text:style-name="P1">Die "Gewichte" der Neuronen werden aber immer gespeichert. Somit bleiben die gelernten Informationen erhalten und müssen nicht erneut berechnet werden. Im Verhältniss zum Minimax-Algorithmus ist dies sehr effizient, denn bei diesem <text:s/>werden keine Information über einen längeren Zeitraum gespeichert, sondern alles muss immer wieder neu berechnet werden. </text:p>
      <text:p text:style-name="P1">Der Minimax kann direkt auf einem vorher definierten bestimmten Niveau spielen, da die Spielstärke direkt durch die Tiefe angepasst wird . Beim NN kann die Spielstärke nicht direkt beeinflusst werden, da sie einfach nur langsam zunimmt.</text:p>
      <text:p text:style-name="P1">Der Resourcenverbrauch ist beim Minimax am geringsten, gefolgt von dem Neuronalen Netz, welches etwas mehr Speicher für die vielen Netze, die bei Training erzeugt werden, benötigt. Beides ist aber sehr gering im Vergleich zum Datenbank Ansatz, bei welchem die ganze ituation gespeichert werden müssen..</text:p>
      <text:p text:style-name="P1">Alle Methode sind relativ einfach zu implementieren, wenn man das grundlegende Prinzip verstanden hat und die Vorrausetzung wie Rechenleistung, Zeit und Speicher besitzt. Beim Datenbank Ansatz hatten wir nicht alle Vorraussetztungen unnd konnten ihn deshalb nicht implementieren. Wir haben aus eigner Erfahrung gesehen, dass das NN deutlich Fehler anfälliger ist. Bei beiden Fehlerfindung sind beide nicht einfach zugänglich.</text:p>
      <text:p text:style-name="P1"><text:span text:style-name="T1">Zusammengefasst läßt sich sagen, dass alle Ansätze Stärken und Schwächen aufweisen aber trotzdem in der Lage sind das Problem gut zu lösen. Der MiniMax ist deutlich flexibler, kann direkt eingesetzt werden und hat, im Gegensatz zum NN, einen genau definierbaren Rechenaufwand für eine bestimmte Spielstärke. Bei einer hohen Spielstärke und einer schwachen CPU können das Spielerlebniss durch die lange Berechnung aber negativ beeinflussen. Daher ist es sinnvoller in diesem Fall das NN zu verwenden. Dies benötigen nur Zeit im Vorhinein, dannach kann es ohne Einschränkungen auf fast jedem System verwendet werden.</text:span></text:p>
      <text:p text:style-name="P1">Durch unsere Ergebnisse lassen sich allgemeine Unterschiede zwischen den Ansätzen festellen, die auch auf andere Probleme abstrahert werden können. Konventionelle Lösungsalogrithmen sind oft für simple klar definierbare Probleme die effizienteste Lösung wie auch beim Brettspiel Dame. Hingegen ist Maschinelles Lernen sinnvoll, wenn Dinge selbständig erlernen werden sollen, was bei dem Brettspiel auch vom Vorteil ist, da das Problem dann auf eine menschliche Weise gelöst werden kann und man vielleich mehr das Gefühl hat gegen einen menschlichen Gegener zu spielen. Das NN hat ein besseres Verständnis von dem Problem und kann auch durch Mustererkennung ohne detailierte Lösungsanweisungen oft komlizierte Probleme lösen, braucht aber viel Zeit für das Lernen. Dies haben wir bei unserem Projekt auch beobachten können. Datenbanken sind oft sinnvoll für große Datenmengen und es kann so die ganze Komplexität des Spiel gespeichert und wiedergegen werdenö</text:p>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libri" svg:font-family="Callibr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2M56S</meta:editing-duration>
    <meta:editing-cycles>37</meta:editing-cycles>
    <meta:generator>OpenOffice/4.1.4$Win32 OpenOffice.org_project/414m5$Build-9788</meta:generator>
    <dc:date>2018-01-13T17:47:39.44</dc:date>
    <meta:document-statistic meta:table-count="0" meta:image-count="0" meta:object-count="0" meta:page-count="2" meta:paragraph-count="10" meta:word-count="590" meta:character-count="4144"/>
    <meta:user-defined meta:name="Info 1"/>
    <meta:user-defined meta:name="Info 2"/>
    <meta:user-defined meta:name="Info 3"/>
    <meta:user-defined meta:name="Info 4"/>
  </office:meta>
</office:document-meta>
</file>